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000000040FBFC44C6.png" manifest:media-type="image/png"/>
  <manifest:file-entry manifest:full-path="Pictures/100000000000004000000040E7356908.jpg" manifest:media-type="image/jpeg"/>
  <manifest:file-entry manifest:full-path="Pictures/100000010000004000000040AE7B7F2B.png" manifest:media-type="image/png"/>
  <manifest:file-entry manifest:full-path="Pictures/100000010000004000000040884542B6.png" manifest:media-type="image/png"/>
  <manifest:file-entry manifest:full-path="Pictures/10000001000000400000004033288853.png" manifest:media-type="image/png"/>
  <manifest:file-entry manifest:full-path="Pictures/10000000000000400000004078617CD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xMono Nerd Font" svg:font-family="'BlexMono Nerd Font'" style:font-pitch="fixed"/>
    <style:font-face style:name="D2CodingLigature Nerd Font" svg:font-family="'D2CodingLigature Nerd Font'" style:font-pitch="variable"/>
    <style:font-face style:name="MesloLGL Nerd Font" svg:font-family="'MesloLGL Nerd Font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CJK KR DemiLight" svg:font-family="'Noto Sans CJK KR DemiLight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SauceCodePro NF" svg:font-family="'SauceCodePro NF'" style:font-pitch="fixed"/>
    <style:font-face style:name="나눔고딕" svg:font-family="나눔고딕" style:font-adornments="Bold" style:font-pitch="variable"/>
    <style:font-face style:name="마루 부리" svg:font-family="'마루 부리'" style:font-adornments="조금굵은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text-properties officeooo:rsid="00040d31" officeooo:paragraph-rsid="00040d31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style:font-name="SauceCodePro NF" fo:font-size="12pt" style:font-name-asian="SauceCodePro NF" style:font-size-asian="12pt" style:font-size-complex="12pt"/>
    </style:style>
    <style:style style:name="P7" style:family="paragraph" style:parent-style-name="Horizontal_20_Line">
      <style:text-properties style:font-name="SauceCodePro NF" fo:font-size="12pt" style:font-name-asian="SauceCodePro NF" style:font-size-asian="12pt" style:font-size-complex="12pt"/>
    </style:style>
    <style:style style:name="P8" style:family="paragraph" style:parent-style-name="Horizontal_20_Line">
      <style:text-properties style:font-name="D2CodingLigature Nerd Font" fo:font-size="12pt" style:font-name-asian="D2CodingLigature Nerd Font" style:font-size-asian="12pt" style:font-size-complex="12pt"/>
    </style:style>
    <style:style style:name="P9" style:family="paragraph" style:parent-style-name="Quotations" style:list-style-name="L4"/>
    <style:style style:name="P10" style:family="paragraph" style:parent-style-name="Quotations" style:list-style-name="L4">
      <style:text-properties style:font-name="D2CodingLigature Nerd Font" fo:font-size="12pt" style:font-name-asian="D2CodingLigature Nerd Font" style:font-size-asian="12pt" style:font-size-complex="12pt"/>
    </style:style>
    <style:style style:name="P11" style:family="paragraph" style:parent-style-name="Standard">
      <style:text-properties style:font-name="SauceCodePro NF" fo:font-size="12pt" style:font-name-asian="SauceCodePro NF" style:font-size-asian="12pt" style:font-size-complex="12pt"/>
    </style:style>
    <style:style style:name="P12" style:family="paragraph" style:parent-style-name="Standard">
      <style:text-properties style:font-name="D2CodingLigature Nerd Font" fo:font-size="12pt" officeooo:rsid="00040d31" officeooo:paragraph-rsid="00040d31" style:font-name-asian="D2CodingLigature Nerd Font" style:font-size-asian="12pt" style:font-size-complex="12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9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>
      <style:paragraph-properties fo:margin-top="0cm" fo:margin-bottom="0cm" style:contextual-spacing="false"/>
      <style:text-properties style:font-name="SauceCodePro NF" fo:font-size="12pt" style:font-name-asian="SauceCodePro NF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SauceCodePro NF" fo:font-size="12pt" style:font-name-asian="SauceCodePro NF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SauceCodePro NF" fo:font-size="12pt" style:font-name-asian="SauceCodePro NF" style:font-size-asian="12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SauceCodePro NF" fo:font-size="12pt" style:font-name-asian="SauceCodePro NF" style:font-size-asian="12pt" style:font-size-complex="12pt"/>
    </style:style>
    <style:style style:name="P26" style:family="paragraph" style:parent-style-name="Text_20_body">
      <style:text-properties style:font-name="SauceCodePro NF" fo:font-size="12pt" style:font-name-asian="SauceCodePro NF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>
      <style:text-properties style:font-name="D2CodingLigature Nerd Font" fo:font-size="12pt" officeooo:rsid="00040d31" officeooo:paragraph-rsid="00040d31" style:font-name-asian="D2CodingLigature Nerd Font" style:font-size-asian="12pt" style:font-size-complex="12pt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officeooo:rsid="00040d31"/>
    </style:style>
    <style:style style:name="T3" style:family="text">
      <style:text-properties fo:background-color="#ffff00" loext:char-shading-value="0"/>
    </style:style>
    <style:style style:name="T4" style:family="text">
      <style:text-properties style:font-name="MesloLGL Nerd Font" style:font-name-asian="MesloLGL Nerd Font"/>
    </style:style>
    <style:style style:name="T5" style:family="text">
      <style:text-properties style:font-name="MesloLGL Nerd Font" fo:font-size="24pt" style:font-name-asian="MesloLGL Nerd Font" style:font-size-asian="21pt" style:font-size-complex="24pt"/>
    </style:style>
    <style:style style:name="T6" style:family="text">
      <style:text-properties style:font-name="MesloLGL Nerd Font" fo:font-size="12pt" style:font-name-asian="MesloLGL Nerd Fon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Noto Sans CJK KR DemiLight" fo:font-size="12pt" style:font-name-asian="Noto Sans CJK KR DemiLight" style:font-size-asian="12pt" style:font-size-complex="12pt"/>
    </style:style>
    <style:style style:name="T9" style:family="text">
      <style:text-properties style:font-name="SauceCodePro NF" fo:font-size="12pt" style:font-name-asian="SauceCodePro NF" style:font-size-asian="12pt" style:font-size-complex="12pt"/>
    </style:style>
    <style:style style:name="T10" style:family="text">
      <style:text-properties style:font-name="BlexMono Nerd Font" style:font-name-asian="BlexMono Nerd Font"/>
    </style:style>
    <style:style style:name="T11" style:family="text">
      <style:text-properties style:font-name="D2CodingLigature Nerd Font" style:font-name-asian="D2CodingLigature Nerd Font"/>
    </style:style>
    <style:style style:name="T12" style:family="text">
      <style:text-properties style:font-name="D2CodingLigature Nerd Font" officeooo:rsid="00040d31" style:font-name-asian="D2CodingLigature Nerd Font"/>
    </style:style>
    <style:style style:name="T13" style:family="text">
      <style:text-properties style:font-name="D2CodingLigature Nerd Font" fo:font-size="12pt" style:font-name-asian="D2CodingLigature Nerd Font" style:font-size-asian="12pt" style:font-size-complex="12pt"/>
    </style:style>
    <style:style style:name="T14" style:family="text">
      <style:text-properties style:font-name="D2CodingLigature Nerd Font" fo:font-size="12pt" officeooo:rsid="00040d31" style:font-name-asian="D2CodingLigature Nerd Fon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askubuntu.com/questions/829069/what-does-i-return-mean" text:style-name="Internet_20_link" text:visited-style-name="Visited_20_Internet_20_Link"><text:span text:style-name="T9">What does "[[ $- != *i* ]] &amp;&amp; return" mean?</text:span></text:a></text:h>
      <text:p text:style-name="P22">Asked </text:p>
      <text:p text:style-name="P4"><text:span text:style-name="T9">Modified </text:span><text:a xlink:type="simple" xlink:href="https://askubuntu.com/questions/829069/what-does-i-return-mean?lastactivity" text:style-name="Internet_20_link" text:visited-style-name="Visited_20_Internet_20_Link"><text:span text:style-name="T9">7 years ago</text:span></text:a><text:span text:style-name="T9"> </text:span></text:p>
      <text:p text:style-name="P22">Viewed 7k times </text:p>
      <text:section text:style-name="Sect1" text:name="mainbar">
        <text:p text:style-name="P23"/>
        <text:section text:style-name="Sect1" text:name="question">
          <text:p text:style-name="P23"/>
        </text:section>
      </text:section>
      <text:p text:style-name="P22">23 </text:p>
      <text:section text:style-name="Sect1" text:name="구역1">
        <text:p text:style-name="P2"><text:bookmark text:name="question"/><text:span text:style-name="T9">I have this line in my </text:span><text:span text:style-name="Source_20_Text"><text:span text:style-name="T9">.bashrc</text:span></text:span><text:span text:style-name="T9"> and I would like to know what exactly this means </text:span></text:p>
        <text:p text:style-name="Preformatted_20_Text"><text:span text:style-name="Source_20_Text"><text:span text:style-name="T9"># If not running interactively, don't do anything</text:span></text:span></text:p>
        <text:p text:style-name="P3"><text:span text:style-name="Source_20_Text"><text:span text:style-name="T9">[[ $- != *i* ]] &amp;&amp; return</text:span></text:span></text:p>
        <text:list text:style-name="L1">
          <text:list-item>
            <text:p text:style-name="P14"><text:a xlink:type="simple" xlink:href="https://askubuntu.com/questions/tagged/command-line" text:style-name="Internet_20_link" text:visited-style-name="Visited_20_Internet_20_Link"><text:span text:style-name="T9">command-line</text:span></text:a></text:p>
          </text:list-item>
          <text:list-item>
            <text:p text:style-name="P13"><text:a xlink:type="simple" xlink:href="https://askubuntu.com/questions/tagged/bashrc" text:style-name="Internet_20_link" text:visited-style-name="Visited_20_Internet_20_Link"><text:span text:style-name="T9">bashrc</text:span></text:a></text:p>
          </text:list-item>
        </text:list>
        <text:p text:style-name="P4"><text:a xlink:type="simple" xlink:href="https://askubuntu.com/q/829069" text:style-name="Internet_20_link" text:visited-style-name="Visited_20_Internet_20_Link"><text:span text:style-name="T9">Share</text:span></text:a><text:span text:style-name="T9"> </text:span></text:p>
        <text:p text:style-name="P4"><text:a xlink:type="simple" xlink:href="https://askubuntu.com/posts/829069/edit" text:style-name="Internet_20_link" text:visited-style-name="Visited_20_Internet_20_Link"><text:span text:style-name="T9">Improve this question</text:span></text:a><text:span text:style-name="T9"> </text:span></text:p>
        <text:p text:style-name="P4"><text:a xlink:type="simple" xlink:href="https://askubuntu.com/posts/829069/revisions" text:style-name="Internet_20_link" text:visited-style-name="Visited_20_Internet_20_Link"><text:span text:style-name="T9">edited Sep 25, 2016 at 16:17</text:span></text:a><text:span text:style-name="T9"> </text:span></text:p>
        <text:p text:style-name="P22"><draw:a xlink:type="simple" xlink:href="https://askubuntu.com/users/527764/zanna"><draw:frame draw:style-name="fr1" draw:name="이미지1" text:anchor-type="as-char" svg:width="0.9cm" svg:height="0.9cm" draw:z-index="0"><draw:image xlink:href="Pictures/10000000000000400000004078617CD3.jpg" xlink:type="simple" xlink:show="embed" xlink:actuate="onLoad" draw:mime-type="image/jpeg"/><svg:title>Zanna's user avatar</svg:title></draw:frame></draw:a></text:p>
        <text:p text:style-name="P4"><text:a xlink:type="simple" xlink:href="https://askubuntu.com/users/527764/zanna" text:style-name="Internet_20_link" text:visited-style-name="Visited_20_Internet_20_Link"><text:span text:style-name="T9">Zanna</text:span></text:a><text:span text:style-name="T9">♦ </text:span></text:p>
        <text:p text:style-name="P24">69.6k5656 gold badges217217 silver badges328328 bronze badges </text:p>
        <text:p text:style-name="P22">asked Sep 24, 2016 at 13:18 </text:p>
        <text:p text:style-name="P22"><draw:a xlink:type="simple" xlink:href="https://askubuntu.com/users/497359/severus-tux"><draw:frame draw:style-name="fr1" draw:name="이미지2" text:anchor-type="as-char" svg:width="0.9cm" svg:height="0.9cm" draw:z-index="1"><draw:image xlink:href="Pictures/100000010000004000000040884542B6.png" xlink:type="simple" xlink:show="embed" xlink:actuate="onLoad" draw:mime-type="image/png"/><svg:title>Severus Tux's user avatar</svg:title></draw:frame></draw:a></text:p>
        <text:p text:style-name="P4"><text:a xlink:type="simple" xlink:href="https://askubuntu.com/users/497359/severus-tux" text:style-name="Internet_20_link" text:visited-style-name="Visited_20_Internet_20_Link"><text:span text:style-name="T9">Severus Tux</text:span></text:a><text:span text:style-name="T9"> </text:span></text:p>
        <text:p text:style-name="P24">9,75699 gold badges5858 silver badges9898 bronze badges </text:p>
        <text:section text:style-name="Sect1" text:name="comments-link-829069">
          <text:p text:style-name="P1"><text:a xlink:type="simple" xlink:href="https://askubuntu.com/questions/829069/what-does-i-return-mean#" text:style-name="Internet_20_link" text:visited-style-name="Visited_20_Internet_20_Link"><text:span text:style-name="T9">Add a comment</text:span></text:a><text:span text:style-name="T9"> </text:span></text:p>
        </text:section>
      </text:section>
      <text:section text:style-name="Sect1" text:name="answers">
        <text:p text:style-name="P23"><text:bookmark text:name="tab-top"/></text:p>
        <text:section text:style-name="Sect1" text:name="answers-header">
          <text:h text:style-name="P6" text:outline-level="2">3 Answers </text:h>
        </text:section>
      </text:section>
      <text:section text:style-name="Sect1" text:name="구역2">
        <text:p text:style-name="P23"><text:bookmark text:name="answers-header"/></text:p>
      </text:section>
      <text:section text:style-name="Sect1" text:name="answer-829074">
        <text:p text:style-name="P23"/>
      </text:section>
      <text:p text:style-name="P22">33 </text:p>
      <text:section text:style-name="Sect1" text:name="구역3">
        <text:p text:style-name="P1"><text:bookmark text:name="answer-829074"/><text:span text:style-name="Source_20_Text"><text:span text:style-name="T9"><text:s text:c="5"/>$-</text:span></text:span><text:span text:style-name="T9"> means 'current flags'. </text:span></text:p>
        <text:list text:style-name="L2">
          <text:list-header>
            <text:p text:style-name="P16"><text:span text:style-name="Source_20_Text"><text:span text:style-name="T9">echo $-</text:span></text:span><text:span text:style-name="T9"> returns "himBH". Those are all defaults. </text:span></text:p>
            <text:p text:style-name="P15"><text:span text:style-name="T9">so ... </text:span><text:span text:style-name="Source_20_Text"><text:span text:style-name="T9">[[ $- != *i* ]] &amp;&amp; return</text:span></text:span><text:span text:style-name="T9"> actually does what it says above in a comment: it checks if the interactive flag is set. The [[ and ]] make it a boolean so it ends up in a "true" or "false". "false &amp;&amp; return" makes it go on "true &amp;&amp; return" makes it execute the return. </text:span></text:p>
          </text:list-header>
        </text:list>
        <text:p text:style-name="P26">The default flags explained in more detail:</text:p>
        <text:p text:style-name="P26"><text:soft-page-break/>h is for "hash all": this tells bash to remember the locations of commands it has found through querying your PATH.</text:p>
        <text:p text:style-name="P26">i is for "interactive": entering input &amp; getting back output.</text:p>
        <text:p text:style-name="P26">m is for "monitor": this enables job control </text:p>
        <text:p text:style-name="P26">B is for "brace expand". This allows you to use brace expansion</text:p>
        <text:p text:style-name="P26">H is for "history expand". This is what enables you to rerun a command from your history by prefacing its number with an exclamation point</text:p>
        <text:p text:style-name="P7"/>
        <text:p text:style-name="P26">By the way. I have ...</text:p>
        <text:p text:style-name="Preformatted_20_Text"><text:span text:style-name="Source_20_Text"><text:span text:style-name="T9"># If not running interactively, don't do anything</text:span></text:span></text:p>
        <text:p text:style-name="Preformatted_20_Text"><text:span text:style-name="Source_20_Text"><text:span text:style-name="T9">case $- in</text:span></text:span></text:p>
        <text:p text:style-name="Preformatted_20_Text"><text:span text:style-name="Source_20_Text"><text:span text:style-name="T9"><text:s text:c="4"/>*i*) ;;</text:span></text:span></text:p>
        <text:p text:style-name="Preformatted_20_Text"><text:span text:style-name="Source_20_Text"><text:span text:style-name="T9"><text:s text:c="6"/>*) return;;</text:span></text:span></text:p>
        <text:p text:style-name="P3"><text:span text:style-name="Source_20_Text"><text:span text:style-name="T9">esac</text:span></text:span></text:p>
        <text:p text:style-name="P26">Basically does the same but easier to read I assume.</text:p>
        <text:p text:style-name="P1"><text:a xlink:type="simple" xlink:href="https://askubuntu.com/a/829074" text:style-name="Internet_20_link" text:visited-style-name="Visited_20_Internet_20_Link"><text:span text:style-name="T9">Share</text:span></text:a><text:span text:style-name="T9"> </text:span></text:p>
        <text:p text:style-name="P4"><text:a xlink:type="simple" xlink:href="https://askubuntu.com/posts/829074/edit" text:style-name="Internet_20_link" text:visited-style-name="Visited_20_Internet_20_Link"><text:span text:style-name="T9">Improve this answer</text:span></text:a><text:span text:style-name="T9"> </text:span></text:p>
        <text:p text:style-name="P4"><text:a xlink:type="simple" xlink:href="https://askubuntu.com/posts/829074/revisions" text:style-name="Internet_20_link" text:visited-style-name="Visited_20_Internet_20_Link"><text:span text:style-name="T9">edited Sep 24, 2016 at 13:47</text:span></text:a><text:span text:style-name="T9"> </text:span></text:p>
        <text:p text:style-name="P22">answered Sep 24, 2016 at 13:32 </text:p>
        <text:p text:style-name="P22"><draw:a xlink:type="simple" xlink:href="https://askubuntu.com/users/15811/rinzwind"><draw:frame draw:style-name="fr1" draw:name="이미지3" text:anchor-type="as-char" svg:width="0.9cm" svg:height="0.9cm" draw:z-index="2"><draw:image xlink:href="Pictures/100000010000004000000040AE7B7F2B.png" xlink:type="simple" xlink:show="embed" xlink:actuate="onLoad" draw:mime-type="image/png"/><svg:title>Rinzwind's user avatar</svg:title></draw:frame></draw:a></text:p>
        <text:p text:style-name="P4"><text:a xlink:type="simple" xlink:href="https://askubuntu.com/users/15811/rinzwind" text:style-name="Internet_20_link" text:visited-style-name="Visited_20_Internet_20_Link"><text:span text:style-name="T9">Rinzwind</text:span></text:a><text:span text:style-name="T9"> </text:span></text:p>
        <text:p text:style-name="P24">295k4141 gold badges571571 silver badges713713 bronze badges </text:p>
        <text:section text:style-name="Sect1" text:name="comments-link-829074">
          <text:p text:style-name="P1"><text:a xlink:type="simple" xlink:href="https://askubuntu.com/questions/829069/what-does-i-return-mean#" text:style-name="Internet_20_link" text:visited-style-name="Visited_20_Internet_20_Link"><text:span text:style-name="T9">Add a comment</text:span></text:a><text:span text:style-name="T9"> </text:span></text:p>
        </text:section>
      </text:section>
      <text:section text:style-name="Sect1" text:name="answer-830426">
        <text:p text:style-name="P23"/>
      </text:section>
      <text:p text:style-name="P22">6 </text:p>
      <text:section text:style-name="Sect1" text:name="구역4">
        <text:p text:style-name="P25"><text:bookmark text:name="answer-830426"/>Basically it means "If the shell flags don't contain a lowercase i, then stop the function/script here".</text:p>
        <text:p text:style-name="P3"><text:span text:style-name="Source_20_Text"><text:span text:style-name="T9">[[ ]]</text:span></text:span></text:p>
        <text:p text:style-name="P26">denotes a conditional expression in bash</text:p>
        <text:p text:style-name="P3"><text:span text:style-name="Source_20_Text"><text:span text:style-name="T9">$-</text:span></text:span></text:p>
        <text:p text:style-name="P26">means the shell flags. It will contain "i" if the shell is interactive (ie. you can type commands, as opposed to, it's executing a script)</text:p>
        <text:p text:style-name="P3"><text:span text:style-name="Source_20_Text"><text:span text:style-name="T9">!=</text:span></text:span></text:p>
        <text:p text:style-name="P26"><text:soft-page-break/>simply means "not equal to".</text:p>
        <text:p text:style-name="P3"><text:span text:style-name="Source_20_Text"><text:span text:style-name="T9">*i*</text:span></text:span></text:p>
        <text:p text:style-name="P26">is a wildcard pattern that matches anything containing "i"</text:p>
        <text:p text:style-name="P3"><text:span text:style-name="Source_20_Text"><text:span text:style-name="T9">return</text:span></text:span></text:p>
        <text:p text:style-name="P26">without any arguments just means stop the execution of the current function or script.</text:p>
        <text:p text:style-name="P3"><text:span text:style-name="Source_20_Text"><text:span text:style-name="T9">&amp;&amp;</text:span></text:span></text:p>
        <text:p text:style-name="Text_20_body"><text:span text:style-name="T9">is the logical </text:span><text:span text:style-name="Emphasis"><text:span text:style-name="T9">AND</text:span></text:span><text:span text:style-name="T9"> operator. The expression at the right, in this case </text:span><text:span text:style-name="Source_20_Text"><text:span text:style-name="T9">return</text:span></text:span><text:span text:style-name="T9">, will only be evaluated (executed) if the expression at the left is </text:span><text:span text:style-name="Emphasis"><text:span text:style-name="T9">true</text:span></text:span><text:span text:style-name="T9">. So in many programming languages, </text:span><text:span text:style-name="Source_20_Text"><text:span text:style-name="T9">a &amp;&amp; b</text:span></text:span><text:span text:style-name="T9"> is a shorthand for </text:span><text:span text:style-name="Source_20_Text"><text:span text:style-name="T9">if a then b</text:span></text:span><text:span text:style-name="T9"> -- this is called "short-circuit evaluation" and it drives programming teachers crazy when you use it :D</text:span></text:p>
        <text:p text:style-name="P1"><text:a xlink:type="simple" xlink:href="https://askubuntu.com/a/830426" text:style-name="Internet_20_link" text:visited-style-name="Visited_20_Internet_20_Link"><text:span text:style-name="T9">Share</text:span></text:a><text:span text:style-name="T9"> </text:span></text:p>
        <text:p text:style-name="P4"><text:a xlink:type="simple" xlink:href="https://askubuntu.com/posts/830426/edit" text:style-name="Internet_20_link" text:visited-style-name="Visited_20_Internet_20_Link"><text:span text:style-name="T9">Improve this answer</text:span></text:a><text:span text:style-name="T9"> </text:span></text:p>
        <text:p text:style-name="P4"><text:a xlink:type="simple" xlink:href="https://askubuntu.com/posts/830426/revisions" text:style-name="Internet_20_link" text:visited-style-name="Visited_20_Internet_20_Link"><text:span text:style-name="T9">edited Oct 15, 2016 at 18:33</text:span></text:a><text:span text:style-name="T9"> </text:span></text:p>
        <text:p text:style-name="P22"><draw:a xlink:type="simple" xlink:href="https://askubuntu.com/users/134729/guntbert"><draw:frame draw:style-name="fr1" draw:name="이미지4" text:anchor-type="as-char" svg:width="0.9cm" svg:height="0.9cm" draw:z-index="3"><draw:image xlink:href="Pictures/100000000000004000000040E7356908.jpg" xlink:type="simple" xlink:show="embed" xlink:actuate="onLoad" draw:mime-type="image/jpeg"/><svg:title>guntbert's user avatar</svg:title></draw:frame></draw:a></text:p>
        <text:p text:style-name="P4"><text:a xlink:type="simple" xlink:href="https://askubuntu.com/users/134729/guntbert" text:style-name="Internet_20_link" text:visited-style-name="Visited_20_Internet_20_Link"><text:span text:style-name="T9">guntbert</text:span></text:a><text:span text:style-name="T9"> </text:span></text:p>
        <text:p text:style-name="P24">13k3737 gold badges4545 silver badges8686 bronze badges </text:p>
        <text:p text:style-name="P22">answered Sep 27, 2016 at 17:34 </text:p>
        <text:p text:style-name="P22"><draw:a xlink:type="simple" xlink:href="https://askubuntu.com/users/516251/delt"><draw:frame draw:style-name="fr1" draw:name="이미지5" text:anchor-type="as-char" svg:width="0.9cm" svg:height="0.9cm" draw:z-index="4"><draw:image xlink:href="Pictures/100000010000004000000040FBFC44C6.png" xlink:type="simple" xlink:show="embed" xlink:actuate="onLoad" draw:mime-type="image/png"/><svg:title>delt's user avatar</svg:title></draw:frame></draw:a></text:p>
        <text:p text:style-name="P4"><text:a xlink:type="simple" xlink:href="https://askubuntu.com/users/516251/delt" text:style-name="Internet_20_link" text:visited-style-name="Visited_20_Internet_20_Link"><text:span text:style-name="T9">delt</text:span></text:a><text:span text:style-name="T9"> </text:span></text:p>
        <text:p text:style-name="P24">33311 silver badge44 bronze badges </text:p>
        <text:section text:style-name="Sect1" text:name="comments-link-830426">
          <text:p text:style-name="P1"><text:a xlink:type="simple" xlink:href="https://askubuntu.com/questions/829069/what-does-i-return-mean#" text:style-name="Internet_20_link" text:visited-style-name="Visited_20_Internet_20_Link"><text:span text:style-name="T9">Add a comment</text:span></text:a><text:span text:style-name="T9"> </text:span></text:p>
        </text:section>
      </text:section>
      <text:section text:style-name="Sect1" text:name="answer-829071">
        <text:p text:style-name="P23"/>
      </text:section>
      <text:p text:style-name="P26">2 </text:p>
      <text:p text:style-name="P26">I would assume it's like it says: if bash isn't open in an interactive shell, then don't do anything.</text:p>
      <text:p text:style-name="P26">I don't know the whole function, but there are probably commands and flags set below that line in case you do have bash open in a TTY.</text:p>
      <text:p text:style-name="P1"><text:a xlink:type="simple" xlink:href="https://askubuntu.com/a/829071" text:style-name="Internet_20_link" text:visited-style-name="Visited_20_Internet_20_Link"><text:span text:style-name="T9">Share</text:span></text:a><text:span text:style-name="T9"> </text:span></text:p>
      <text:p text:style-name="P4"><text:a xlink:type="simple" xlink:href="https://askubuntu.com/posts/829071/edit" text:style-name="Internet_20_link" text:visited-style-name="Visited_20_Internet_20_Link"><text:span text:style-name="T9">Improve this answer</text:span></text:a><text:span text:style-name="T9"> </text:span></text:p>
      <text:p text:style-name="P22">answered Sep 24, 2016 at 13:20 </text:p>
      <text:p text:style-name="P22"><draw:a xlink:type="simple" xlink:href="https://askubuntu.com/users/274320/thewanderer"><draw:frame draw:style-name="fr1" draw:name="이미지6" text:anchor-type="as-char" svg:width="0.9cm" svg:height="0.9cm" draw:z-index="5"><draw:image xlink:href="Pictures/10000001000000400000004033288853.png" xlink:type="simple" xlink:show="embed" xlink:actuate="onLoad" draw:mime-type="image/png"/><svg:title>TheWanderer's user avatar</svg:title></draw:frame></draw:a></text:p>
      <text:p text:style-name="P4"><text:a xlink:type="simple" xlink:href="https://askubuntu.com/users/274320/thewanderer" text:style-name="Internet_20_link" text:visited-style-name="Visited_20_Internet_20_Link"><text:soft-page-break/><text:span text:style-name="T9">TheWanderer</text:span></text:a><text:span text:style-name="T9"> </text:span></text:p>
      <text:p text:style-name="P24">19.3k1212 gold badges4949 silver badges6565 bronze badges </text:p>
      <text:section text:style-name="Sect1" text:name="comments-829071">
        <text:list text:style-name="L3">
          <text:list-item>
            <text:p text:style-name="P17"><text:span text:style-name="T9">hanks :) but I am looking forward to know what exactly is </text:span><text:span text:style-name="Source_20_Text"><text:span text:style-name="T9">$-</text:span></text:span><text:span text:style-name="T9"> and </text:span><text:span text:style-name="Source_20_Text"><text:span text:style-name="T9">*i*</text:span></text:span><text:span text:style-name="T9"> and how does it find out whether its interactive mode or not </text:span></text:p>
            <text:p text:style-name="P20"><text:span text:style-name="T9">–</text:span><text:a xlink:type="simple" xlink:href="https://askubuntu.com/users/497359/severus-tux" text:style-name="Internet_20_link" text:visited-style-name="Visited_20_Internet_20_Link"><text:span text:style-name="T9">Severus Tux</text:span></text:a><text:span text:style-name="T9"> </text:span></text:p>
            <text:p text:style-name="P18"><text:a xlink:type="simple" xlink:href="https://askubuntu.com/questions/829069/what-does-i-return-mean#comment1261878_829071" text:style-name="Internet_20_link" text:visited-style-name="Visited_20_Internet_20_Link"><text:span text:style-name="T9">Sep 24, 2016 at 13:22</text:span></text:a><text:span text:style-name="T9"> </text:span></text:p>
          </text:list-item>
          <text:list-item>
            <text:p text:style-name="P17"><text:a xlink:type="simple" xlink:href="http://unix.stackexchange.com/questions/257571/why-does-bashrc-check-whether-the-current-shell-is-interactive" text:style-name="Internet_20_link" text:visited-style-name="Visited_20_Internet_20_Link"><text:span text:style-name="T9">nix.stackexchange.com/questions/257571/…</text:span></text:a><text:span text:style-name="T9"> </text:span></text:p>
            <text:p text:style-name="P20"><text:span text:style-name="T9">–</text:span><text:a xlink:type="simple" xlink:href="https://askubuntu.com/users/274320/thewanderer" text:style-name="Internet_20_link" text:visited-style-name="Visited_20_Internet_20_Link"><text:span text:style-name="T9">TheWanderer</text:span></text:a><text:span text:style-name="T9"> </text:span></text:p>
            <text:p text:style-name="P19"><text:a xlink:type="simple" xlink:href="https://askubuntu.com/questions/829069/what-does-i-return-mean#comment1261880_829071" text:style-name="Internet_20_link" text:visited-style-name="Visited_20_Internet_20_Link"><text:span text:style-name="T9">Sep 24, 2016 at 13:24</text:span></text:a><text:span text:style-name="T9"> </text:span></text:p>
          </text:list-item>
        </text:list>
      </text:section>
      <text:p text:style-name="P11"/>
      <text:p text:style-name="Standard"/>
      <text:p text:style-name="P12"><text:span text:style-name="T3">Pushd popd 하고 남은 디렉토리 스택은 dirs로 볼 수 있고, dirs -v로 넘버를 붙여 볼 수도 있다</text:span>.</text:p>
      <text:p text:style-name="P12">단, bash는 현재대렉토리가 디렉토리스텍 0번에 자리하여서 dirs로 보이는 순서대로 0부터 시작해서 디렉토리를 지정해서 지우면 되지만,</text:p>
      <text:p text:style-name="P12"/>
      <text:p text:style-name="P12">그러나 zsh는 dirs -v에서 현재 디렉토리가 0으로 보이지만 <text:s/>디렉토리 스택(dirstack)에 포함되지 않고, 현재티렉토리부터 1부터 시작한다.</text:p>
      <text:p text:style-name="P12"/>
      <text:p text:style-name="P12">/tmp $ dirs</text:p>
      <text:p text:style-name="P12">/tmp /etc <text:span text:style-name="T3">~/Downloads</text:span> ~/wallpapers ~ ~/Books</text:p>
      <text:p text:style-name="P12">/tmp $ dirs -v</text:p>
      <text:p text:style-name="P12">0<text:tab/>/tmp</text:p>
      <text:p text:style-name="P12">1<text:tab/>/etc</text:p>
      <text:p text:style-name="P12">2<text:tab/><text:span text:style-name="T3">~/Downloads</text:span></text:p>
      <text:p text:style-name="P12">3<text:tab/>~/wallpapers</text:p>
      <text:p text:style-name="P12">4<text:tab/>~</text:p>
      <text:p text:style-name="P12">5<text:tab/>~/Books</text:p>
      <text:p text:style-name="P12"/>
      <text:p text:style-name="P12">/tmp $ echo ${dirstack[@]}</text:p>
      <text:p text:style-name="P12">/etc/ /home/kimnux/Downloads /home/kimnux/wallpaper /home/kimnux /home/kimnux/books</text:p>
      <text:p text:style-name="P12"/>
      <text:p text:style-name="P12">위의 상황일때 <text:span text:style-name="T3">popd +3</text:span>을 한다면??</text:p>
      <text:p text:style-name="P12">/tmp $ popd +3</text:p>
      <text:p text:style-name="P12">/tmp /etc ~/wallpapers ~ ~/Books 가 표시된다.(~/Downloads가 지워짐)</text:p>
      <text:p text:style-name="P12">/tmp $ dirs</text:p>
      <text:p text:style-name="P12">/tmp /etc ~/wallpapers ~ ~/Books</text:p>
      <text:p text:style-name="P12">/tmp $ dirs -v</text:p>
      <text:p text:style-name="P12">0<text:tab/>/tmp</text:p>
      <text:p text:style-name="P12">1<text:tab/>/etc</text:p>
      <text:p text:style-name="P12">2<text:tab/>~/wallpapers</text:p>
      <text:p text:style-name="P12">3<text:tab/>~</text:p>
      <text:p text:style-name="P12">4<text:tab/>~/Books</text:p>
      <text:p text:style-name="P12">/tmp $ dirs</text:p>
      <text:p text:style-name="P12">/tmp <text:span text:style-name="T3">/etc</text:span> ~/wallpapers ~ ~/Books</text:p>
      <text:p text:style-name="P12">여기서 다시 popd +3을 한다면?</text:p>
      <text:p text:style-name="P12">/tmp $ pop +3</text:p>
      <text:p text:style-name="P12"><text:soft-page-break/>/tmp ~/wallpapers ~ ~/Books ?????????????????????????????????????????????????????????</text:p>
      <text:p text:style-name="P12"><text:s/><text:tab/><text:tab/> <text:s text:c="30"/>아니 왜 /etc 가 지워지냐고??????????????????</text:p>
      <text:p text:style-name="P28"><text:s text:c="51"/>popd가 oh-my-zsh와 충돌이 있다고 한다.</text:p>
      <text:p text:style-name="P5"><text:span text:style-name="Strong_20_Emphasis"><text:span text:style-name="T10"/></text:span></text:p>
      <text:p text:style-name="P5"><text:span text:style-name="Strong_20_Emphasis"><text:span text:style-name="T13">Note:</text:span></text:span><text:span text:style-name="T13"> Whether the present working directory is considered an element of the directory stack differs between </text:span><text:span text:style-name="Source_20_Text"><text:span text:style-name="T13">zsh</text:span></text:span><text:span text:style-name="T13"> and </text:span><text:span text:style-name="Source_20_Text"><text:span text:style-name="T13">bash</text:span></text:span><text:span text:style-name="T13">. I used </text:span><text:span text:style-name="Source_20_Text"><text:span text:style-name="T13">bash</text:span></text:span><text:span text:style-name="T13"> as reference for the above lists.</text:span></text:p>
      <text:list text:style-name="L4">
        <text:list-item>
          <text:p text:style-name="P21"><text:span text:style-name="T13">In </text:span><text:span text:style-name="Source_20_Text"><text:span text:style-name="T13">bash</text:span></text:span><text:span text:style-name="T13"> the present working directory is considered to be the top element of the directory stack. The </text:span><text:span text:style-name="Source_20_Text"><text:span text:style-name="T13">man 1 bash</text:span></text:span><text:span text:style-name="T13"> says:</text:span></text:p>
          <text:p text:style-name="P9"><text:span text:style-name="Strong_20_Emphasis"><text:span text:style-name="Source_20_Text"><text:span text:style-name="T13">pushd [-n] [dir]</text:span></text:span></text:span><text:span text:style-name="T13"> </text:span></text:p>
          <text:p text:style-name="P9"><text:span text:style-name="T13">[…] Adds </text:span><text:span text:style-name="Source_20_Text"><text:span text:style-name="T13">dir</text:span></text:span><text:span text:style-name="T13"> to the directory stack at the top, making it the new current working directory as if it had been supplied as the argument to the </text:span><text:span text:style-name="Source_20_Text"><text:span text:style-name="T13">cd</text:span></text:span><text:span text:style-name="T13"> builtin. […]</text:span></text:p>
          <text:p text:style-name="P21"><text:span text:style-name="T13">Printing </text:span><text:span text:style-name="Source_20_Text"><text:span text:style-name="T13">DIRSTACK</text:span></text:span><text:span text:style-name="T13"> (</text:span><text:span text:style-name="Source_20_Text"><text:span text:style-name="T13">echo ${dirstack[@]}</text:span></text:span><text:span text:style-name="T13">) confirms that the first element is identical to </text:span><text:span text:style-name="Source_20_Text"><text:span text:style-name="T13">$PWD</text:span></text:span><text:span text:style-name="T13">. </text:span></text:p>
        </text:list-item>
        <text:list-item>
          <text:p text:style-name="P21"><text:span text:style-name="T13">In </text:span><text:span text:style-name="Source_20_Text"><text:span text:style-name="T13">zsh</text:span></text:span><text:span text:style-name="T13"> the present working directory is not part of the directory stack (but still shown with </text:span><text:span text:style-name="Source_20_Text"><text:span text:style-name="T13">dirs</text:span></text:span><text:span text:style-name="T13">). </text:span><text:span text:style-name="Source_20_Text"><text:span text:style-name="T13">man 1 zshbuiltins</text:span></text:span><text:span text:style-name="T13"> says:</text:span></text:p>
          <text:p text:style-name="P9"><text:span text:style-name="Source_20_Text"><text:span text:style-name="T13">pushd [ -qsLP ] [ arg ]</text:span></text:span></text:p>
          <text:p text:style-name="P10">[…] Change the current directory, and push the old current directory onto the directory stack. In the first form, change the current directory to arg. […]</text:p>
          <text:p text:style-name="P21"><text:span text:style-name="T14">zsh의 경우 </text:span><text:span text:style-name="T13">Printing </text:span><text:span text:style-name="Source_20_Text"><text:span text:style-name="T13">dirstack</text:span></text:span><text:span text:style-name="T13"> (</text:span><text:span text:style-name="Source_20_Text"><text:span text:style-name="T13">echo ${dirstack[@]}</text:span></text:span><text:span text:style-name="T13">) and comparing it to the output of </text:span><text:span text:style-name="Source_20_Text"><text:span text:style-name="T13">dirs</text:span></text:span><text:span text:style-name="T13"> should show that the </text:span><text:span text:style-name="Source_20_Text"><text:span text:style-name="T13">PWD</text:span></text:span><text:span text:style-name="T13"> is not part of `dirstack.</text:span></text:p>
        </text:list-item>
      </text:list>
      <text:p text:style-name="Text_20_body"><text:span text:style-name="T13">In both shells </text:span><text:span text:style-name="Source_20_Text"><text:span text:style-name="T13">dirs</text:span></text:span><text:span text:style-name="T13"> prints the present working directory as the first element. Also in both shells, the directory stack element with the index </text:span><text:span text:style-name="Source_20_Text"><text:span text:style-name="T13">1</text:span></text:span><text:span text:style-name="T13"> refers to the directory which was current before the last </text:span><text:span text:style-name="Source_20_Text"><text:span text:style-name="T13">pushd</text:span></text:span><text:span text:style-name="T13">. That is because arrays in </text:span><text:span text:style-name="Source_20_Text"><text:span text:style-name="T13">zsh</text:span></text:span><text:span text:style-name="T13"> are usually numbered from </text:span><text:span text:style-name="Source_20_Text"><text:span text:style-name="T13">1</text:span></text:span><text:span text:style-name="T13">, while they are numbered from </text:span><text:span text:style-name="Source_20_Text"><text:span text:style-name="T13">0</text:span></text:span><text:span text:style-name="T13"> in </text:span><text:span text:style-name="Source_20_Text"><text:span text:style-name="T13">bash</text:span></text:span><text:span text:style-name="T13">. So there is little practical difference</text:span></text:p>
      <text:p text:style-name="P8"/>
      <text:p text:style-name="Text_20_body"><text:span text:style-name="T13">As said above, this behavior can be modified in </text:span><text:span text:style-name="Source_20_Text"><text:span text:style-name="T13">zsh</text:span></text:span><text:span text:style-name="T13">.</text:span></text:p>
      <text:p text:style-name="Text_20_body"><text:span text:style-name="T13">If you set the </text:span><text:span text:style-name="Source_20_Text"><text:span text:style-name="T13">AUTO_PUSHD</text:span></text:span><text:span text:style-name="T13"> option in </text:span><text:span text:style-name="Source_20_Text"><text:span text:style-name="T13">zsh</text:span></text:span><text:span text:style-name="T13"> (</text:span><text:span text:style-name="Source_20_Text"><text:span text:style-name="T13">setopt autopushd</text:span></text:span><text:span text:style-name="T13">) </text:span><text:span text:style-name="Source_20_Text"><text:span text:style-name="T13">cd somedir</text:span></text:span><text:span text:style-name="T13"> behaves like </text:span><text:span text:style-name="Source_20_Text"><text:span text:style-name="T13">pushd somedir</text:span></text:span><text:span text:style-name="T13">, the previous directory is pushed onto the directory stack automatically. This is probably the case on your machine. You can run </text:span><text:span text:style-name="Source_20_Text"><text:span text:style-name="T13">setopt</text:span></text:span><text:span text:style-name="T13"> to get a list of options that are not set the default way. See, whether </text:span><text:span text:style-name="Source_20_Text"><text:span text:style-name="T13">autopushd</text:span></text:span><text:span text:style-name="T13"> appears in the list.</text:span></text:p>
      <text:p text:style-name="Text_20_body"><text:soft-page-break/><text:span text:style-name="T13">But this does not modify </text:span><text:span text:style-name="Source_20_Text"><text:span text:style-name="T13">cd -</text:span></text:span><text:span text:style-name="T13"> to behave like </text:span><text:span text:style-name="Source_20_Text"><text:span text:style-name="T13">popd</text:span></text:span><text:span text:style-name="T13">. Instead it just pushes </text:span><text:span text:style-name="Source_20_Text"><text:span text:style-name="T13">$PWD</text:span></text:span><text:span text:style-name="T13"> onto the directory stack, and changes directory to </text:span><text:span text:style-name="Source_20_Text"><text:span text:style-name="T13">$OLDPWD</text:span></text:span><text:span text:style-name="T13">. That means repeatedly calling </text:span><text:span text:style-name="Source_20_Text"><text:span text:style-name="T13">cd -</text:span></text:span><text:span text:style-name="T13"> will actually grow the directory stack (</text:span><text:span text:style-name="Source_20_Text"><text:span text:style-name="T13">($PWD $OLDPWD $PWD $OLDPWD $PWD …)</text:span></text:span><text:span text:style-name="T13">). If it actually does behave exactly like </text:span><text:span text:style-name="Source_20_Text"><text:span text:style-name="T13">popd</text:span></text:span><text:span text:style-name="T13"> on your system, I would suggest if </text:span><text:span text:style-name="Source_20_Text"><text:span text:style-name="T13">cd</text:span></text:span><text:span text:style-name="T13"> is actually the builtin (</text:span><text:span text:style-name="Source_20_Text"><text:span text:style-name="T13">whence -v cd</text:span></text:span><text:span text:style-name="T13">); it is possible that its replaced with an alias or function.</text:span></text:p>
      <text:p text:style-name="Text_20_body"><text:span text:style-name="T13">As the directory stack will grow rather quickly with </text:span><text:span text:style-name="Source_20_Text"><text:span text:style-name="T13">AUTO_PUSHD</text:span></text:span><text:span text:style-name="T13"> enabled, you can limit its size by setting the parameter </text:span><text:span text:style-name="Source_20_Text"><text:span text:style-name="T13">DIRSTACKSIZE</text:span></text:span><text:span text:style-name="T13"> to the desired maximum size.<text:line-break/>You can also prevent duplicates by setting the </text:span><text:span text:style-name="Source_20_Text"><text:span text:style-name="T13">PUSHD_IGNORE_DUPS</text:span></text:span><text:span text:style-name="T13"> option.<text:line-break/>For more options have a look at </text:span><text:a xlink:type="simple" xlink:href="http://zsh.sourceforge.net/Doc/Release/Options.html#Changing-Directories" text:style-name="Internet_20_link" text:visited-style-name="Visited_20_Internet_20_Link"><text:span text:style-name="T13">the manual</text:span></text:a><text:span text:style-name="T13">.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xMono Nerd Font" svg:font-family="'BlexMono Nerd Font'" style:font-pitch="fixed"/>
    <style:font-face style:name="D2CodingLigature Nerd Font" svg:font-family="'D2CodingLigature Nerd Font'" style:font-pitch="variable"/>
    <style:font-face style:name="MesloLGL Nerd Font" svg:font-family="'MesloLGL Nerd Font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KR" svg:font-family="'Noto Sans CJK KR'" style:font-family-generic="system" style:font-pitch="variable"/>
    <style:font-face style:name="Noto Sans CJK KR DemiLight" svg:font-family="'Noto Sans CJK KR DemiLight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SauceCodePro NF" svg:font-family="'SauceCodePro NF'" style:font-pitch="fixed"/>
    <style:font-face style:name="나눔고딕" svg:font-family="나눔고딕" style:font-adornments="Bold" style:font-pitch="variable"/>
    <style:font-face style:name="마루 부리" svg:font-family="'마루 부리'" style:font-adornments="조금굵은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" fo:font-family="'Nimbus Roman'" style:font-family-generic="roman" style:font-pitch="variable" fo:font-size="24pt" fo:font-weight="bold" style:font-name-asian="Noto Serif CJK KR1" style:font-family-asian="'Noto Serif CJK KR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Noto Sans Devanagari2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KR" style:font-family-asian="'Noto Sans Mono CJK KR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7e848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e84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e848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0:17:01.117590895</meta:creation-date>
    <dc:date>2023-12-14T22:50:22.578780193</dc:date>
    <meta:editing-duration>PT2H14M2S</meta:editing-duration>
    <meta:editing-cycles>5</meta:editing-cycles>
    <meta:generator>LibreOffice/7.6.4.1$Linux_X86_64 LibreOffice_project/60$Build-1</meta:generator>
    <meta:document-statistic meta:table-count="0" meta:image-count="6" meta:object-count="0" meta:page-count="6" meta:paragraph-count="133" meta:word-count="1321" meta:character-count="6683" meta:non-whitespace-character-count="5492"/>
  </office:meta>
</office:document-meta>
</file>